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mic Sans MS" svg:font-family="'Comic Sans MS', sans-serif"/>
    <style:font-face style:name="Courier New" svg:font-family="'Courier New', monospace"/>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left="0cm" fo:margin-right="0cm" fo:margin-top="0cm" fo:margin-bottom="0cm" style:contextual-spacing="false" fo:text-align="center" style:justify-single-word="false" fo:text-indent="0cm" style:auto-text-indent="false"/>
    </style:style>
    <style:style style:name="P3" style:family="paragraph" style:parent-style-name="Text_20_body">
      <style:paragraph-properties fo:margin-top="0cm" fo:margin-bottom="0.265cm" style:contextual-spacing="false"/>
    </style:style>
    <style:style style:name="P4" style:family="paragraph" style:parent-style-name="Text_20_body">
      <style:paragraph-properties fo:margin-top="0cm" fo:margin-bottom="0.265cm" style:contextual-spacing="false" fo:text-align="center" style:justify-single-word="false"/>
    </style:style>
    <style:style style:name="P5" style:family="paragraph" style:parent-style-name="Text_20_body">
      <style:paragraph-properties fo:margin-top="0cm" fo:margin-bottom="0.265cm" style:contextual-spacing="false"/>
      <style:text-properties fo:font-variant="normal" fo:text-transform="none" fo:color="#000000" style:font-name="sans-serif" fo:font-size="14pt" fo:letter-spacing="normal" fo:font-style="normal" fo:font-weight="normal"/>
    </style:style>
    <style:style style:name="P6" style:family="paragraph" style:parent-style-name="Text_20_body" style:list-style-name="L5">
      <style:paragraph-properties fo:margin-top="0cm" fo:margin-bottom="0.265cm" style:contextual-spacing="false"/>
      <style:text-properties fo:font-variant="normal" fo:text-transform="none" fo:color="#000000" style:font-name="sans-serif" fo:font-size="14pt" fo:letter-spacing="normal" fo:font-style="normal" fo:font-weight="normal"/>
    </style:style>
    <style:style style:name="P7" style:family="paragraph" style:parent-style-name="Text_20_body" style:list-style-name="L6">
      <style:paragraph-properties fo:margin-top="0cm" fo:margin-bottom="0.265cm" style:contextual-spacing="false"/>
      <style:text-properties fo:font-variant="normal" fo:text-transform="none" fo:color="#000000" style:font-name="sans-serif" fo:font-size="14pt" fo:letter-spacing="normal" fo:font-style="normal" fo:font-weight="normal"/>
    </style:style>
    <style:style style:name="P8" style:family="paragraph" style:parent-style-name="Text_20_body" style:list-style-name="L7">
      <style:paragraph-properties fo:margin-top="0cm" fo:margin-bottom="0.265cm" style:contextual-spacing="false"/>
      <style:text-properties fo:font-variant="normal" fo:text-transform="none" fo:color="#000000" style:font-name="sans-serif" fo:font-size="14pt" fo:letter-spacing="normal" fo:font-style="normal" fo:font-weight="normal"/>
    </style:style>
    <style:style style:name="P9" style:family="paragraph" style:parent-style-name="Text_20_body" style:list-style-name="L8">
      <style:paragraph-properties fo:margin-top="0cm" fo:margin-bottom="0.265cm" style:contextual-spacing="false"/>
      <style:text-properties fo:font-variant="normal" fo:text-transform="none" fo:color="#000000" style:font-name="sans-serif" fo:font-size="14pt" fo:letter-spacing="normal" fo:font-style="normal" fo:font-weight="normal"/>
    </style:style>
    <style:style style:name="P10" style:family="paragraph" style:parent-style-name="Text_20_body" style:list-style-name="L1">
      <style:paragraph-properties fo:margin-top="0cm" fo:margin-bottom="0.265cm" style:contextual-spacing="false"/>
    </style:style>
    <style:style style:name="P11" style:family="paragraph" style:parent-style-name="Text_20_body" style:list-style-name="L2">
      <style:paragraph-properties fo:margin-top="0cm" fo:margin-bottom="0.265cm" style:contextual-spacing="false"/>
    </style:style>
    <style:style style:name="P12" style:family="paragraph" style:parent-style-name="Text_20_body" style:list-style-name="L3">
      <style:paragraph-properties fo:margin-top="0cm" fo:margin-bottom="0.265cm" style:contextual-spacing="false"/>
    </style:style>
    <style:style style:name="P13" style:family="paragraph" style:parent-style-name="Text_20_body" style:list-style-name="L4">
      <style:paragraph-properties fo:margin-top="0cm" fo:margin-bottom="0.265cm" style:contextual-spacing="false"/>
    </style:style>
    <style:style style:name="P14" style:family="paragraph" style:parent-style-name="Text_20_body" style:list-style-name="L7">
      <style:paragraph-properties fo:margin-top="0cm" fo:margin-bottom="0.265cm" style:contextual-spacing="false"/>
    </style:style>
    <style:style style:name="P15" style:family="paragraph" style:parent-style-name="Heading_20_1">
      <style:text-properties fo:font-variant="normal" fo:text-transform="none" fo:color="#000020" style:font-name="Comic Sans MS" fo:font-size="14pt" fo:letter-spacing="normal" fo:font-style="normal" style:text-underline-style="solid" style:text-underline-width="auto" style:text-underline-color="font-color" fo:font-weight="normal"/>
    </style:style>
    <style:style style:name="P16" style:family="paragraph" style:parent-style-name="Heading_20_2">
      <style:paragraph-properties fo:margin-top="0cm" fo:margin-bottom="0.265cm" style:contextual-spacing="false" fo:text-align="center" style:justify-single-word="false"/>
      <style:text-properties fo:font-variant="normal" fo:text-transform="none" fo:color="#000020" style:font-name="Comic Sans MS" fo:font-size="14pt" fo:letter-spacing="normal" fo:font-style="normal" style:text-underline-style="solid" style:text-underline-width="auto" style:text-underline-color="font-color" fo:font-weight="normal"/>
    </style:style>
    <style:style style:name="P17" style:family="paragraph" style:parent-style-name="Preformatted_20_Text">
      <style:paragraph-properties fo:margin-top="0cm" fo:margin-bottom="0.265cm" style:contextual-spacing="false" fo:background-color="#ffffd0" fo:padding="0.049cm" fo:border="0.06pt solid #c0c0c0">
        <style:background-image/>
      </style:paragraph-properties>
      <style:text-properties fo:font-variant="normal" fo:text-transform="none" fo:color="#000000" style:font-name="sans-serif" fo:font-size="14pt" fo:letter-spacing="normal" fo:font-style="normal" fo:font-weight="normal"/>
    </style:style>
    <style:style style:name="P18" style:family="paragraph" style:parent-style-name="Preformatted_20_Text">
      <style:paragraph-properties fo:margin-top="0cm" fo:margin-bottom="0.265cm" style:contextual-spacing="false" fo:background-color="#ffffd0" fo:padding="0.049cm" fo:border="0.06pt solid #c0c0c0">
        <style:background-image/>
      </style:paragraph-properties>
      <style:text-properties fo:font-variant="normal" fo:text-transform="none" fo:color="#000000" fo:letter-spacing="normal"/>
    </style:style>
    <style:style style:name="P19" style:family="paragraph" style:parent-style-name="Preformatted_20_Text">
      <style:paragraph-properties fo:margin-top="0cm" fo:margin-bottom="0.265cm" style:contextual-spacing="false" fo:background-color="#d0ffd0" fo:padding="0.049cm" fo:border="0.06pt solid #00ff00">
        <style:background-image/>
      </style:paragraph-properties>
      <style:text-properties fo:font-variant="normal" fo:text-transform="none" fo:color="#000000" style:font-name="sans-serif" fo:font-size="14pt" fo:letter-spacing="normal" fo:font-style="normal" fo:font-weight="normal"/>
    </style:style>
    <style:style style:name="P20" style:family="paragraph" style:parent-style-name="Preformatted_20_Text">
      <style:paragraph-properties fo:margin-top="0cm" fo:margin-bottom="0.265cm" style:contextual-spacing="false" fo:background-color="#d0ffd0" fo:padding="0.049cm" fo:border="0.06pt solid #00ff00">
        <style:background-image/>
      </style:paragraph-properties>
      <style:text-properties fo:font-variant="normal" fo:text-transform="none" fo:color="#000000" fo:letter-spacing="normal"/>
    </style:style>
    <style:style style:name="P21" style:family="paragraph" style:parent-style-name="Heading_20_3">
      <style:paragraph-properties fo:margin-top="0cm" fo:margin-bottom="0.265cm" style:contextual-spacing="false"/>
      <style:text-properties fo:font-variant="normal" fo:text-transform="none" fo:color="#000000" style:font-name="sans-serif" fo:font-size="14pt" fo:letter-spacing="normal" fo:font-style="normal" fo:font-weight="normal"/>
    </style:style>
    <style:style style:name="T1" style:family="text">
      <style:text-properties style:font-name="sans-serif" fo:font-size="14pt" fo:font-style="normal" fo:font-weight="normal"/>
    </style:style>
    <style:style style:name="T2" style:family="text">
      <style:text-properties fo:font-variant="normal" fo:text-transform="none" fo:color="#000000" style:font-name="sans-serif" fo:font-size="14pt" fo:letter-spacing="normal" fo:font-style="normal" fo:font-weight="normal"/>
    </style:style>
    <style:style style:name="T3" style:family="text">
      <style:text-properties fo:font-variant="normal" fo:text-transform="none" fo:color="#000000" style:font-name="sans-serif" fo:font-size="14pt" fo:letter-spacing="normal" fo:font-style="normal" fo:font-weight="normal" fo:background-color="#d0ffd0" loext:char-shading-value="0" fo:padding="0.049cm" fo:border="0.06pt solid #00ff00"/>
    </style:style>
    <style:style style:name="T4" style:family="text">
      <style:text-properties fo:font-variant="normal" fo:text-transform="none" fo:color="#000000" style:font-name="sans-serif" fo:font-size="14pt" fo:letter-spacing="normal" fo:font-style="normal" fo:font-weight="normal" fo:padding="0.049cm" fo:border="0.06pt dotted #000000"/>
    </style:style>
    <style:style style:name="T5" style:family="text">
      <style:text-properties fo:font-variant="normal" fo:text-transform="none" fo:color="#000000" style:font-name="sans-serif" fo:font-size="14pt" fo:letter-spacing="normal" fo:font-style="italic" fo:font-weight="normal"/>
    </style:style>
    <style:style style:name="T6" style:family="text">
      <style:text-properties fo:font-variant="normal" fo:text-transform="none" fo:color="#000000" style:text-line-through-style="none" style:text-line-through-type="none" style:font-name="sans-serif" fo:font-size="14pt" fo:letter-spacing="normal" fo:font-style="normal" style:text-underline-style="none" fo:font-weight="normal" style:text-blinking="false"/>
    </style:style>
    <style:style style:name="T7" style:family="text">
      <style:text-properties fo:font-variant="normal" fo:text-transform="none" fo:color="#000000" style:text-line-through-style="none" style:text-line-through-type="none" style:font-name="sans-serif" fo:font-size="14pt" fo:letter-spacing="normal" fo:font-style="normal" style:text-underline-style="none" fo:font-weight="normal" style:text-blinking="false" fo:background-color="#f0fff0" loext:char-shading-value="0" fo:padding="0cm" fo:border="none"/>
    </style:style>
    <style:style style:name="T8" style:family="text">
      <style:text-properties fo:font-variant="normal" fo:text-transform="none" fo:color="#000000" style:text-line-through-style="none" style:text-line-through-type="none" style:font-name="sans-serif" fo:font-size="14pt" fo:letter-spacing="normal" fo:font-style="normal" style:text-underline-style="none" fo:font-weight="normal" style:text-blinking="false" fo:padding="0.049cm" fo:border="0.06pt dotted #000000"/>
    </style:style>
    <style:style style:name="T9" style:family="text">
      <style:text-properties fo:font-variant="normal" fo:text-transform="none" fo:color="#000000" style:font-name="Courier New" fo:font-size="14pt" fo:letter-spacing="normal" fo:font-style="normal" fo:font-weight="normal" fo:background-color="#c0c0c0" loext:char-shading-value="0" fo:padding="0cm" fo:border="none"/>
    </style:style>
    <style:style style:name="T10" style:family="text">
      <style:text-properties fo:font-variant="normal" fo:text-transform="none" fo:color="#101080" style:font-name="sans-serif" fo:font-size="14pt" fo:letter-spacing="normal" fo:font-style="normal" fo:font-weight="normal"/>
    </style:style>
    <style:style style:name="T11" style:family="text">
      <style:text-properties fo:font-variant="normal" fo:text-transform="none" fo:color="#101080" style:font-name="sans-serif" fo:font-size="14pt" fo:letter-spacing="normal" fo:font-style="normal" fo:font-weight="normal" fo:background-color="#d0ffd0" loext:char-shading-value="0" fo:padding="0.049cm" fo:border="0.06pt solid #00ff00"/>
    </style:style>
    <style:style style:name="T12" style:family="text">
      <style:text-properties fo:color="#ff0000"/>
    </style:style>
    <style:style style:name="T13" style:family="text">
      <style:text-properties fo:color="#00800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Introductory Programming in Python: Lesson 6<text:line-break/>Flow Control: Conditionals</text:h>
      <text:p text:style-name="P4"><text:span text:style-name="T2">[</text:span><text:a xlink:type="simple" xlink:href="http://www.cbio.uct.ac.za/~gustavo/Lectures/Python/James/basic_input.html"><text:span text:style-name="T6">Prev: Basic Input</text:span></text:a><text:span text:style-name="T2">] [</text:span><text:a xlink:type="simple" xlink:href="http://www.cbio.uct.ac.za/~gustavo/Lectures/Python/James/index.html"><text:span text:style-name="T6">Course Outline</text:span></text:a><text:span text:style-name="T2">] [</text:span><text:a xlink:type="simple" xlink:href="http://www.cbio.uct.ac.za/~gustavo/Lectures/Python/James/while_loops.html"><text:span text:style-name="T6">Next: Flow Control: Conditional Loops</text:span></text:a><text:span text:style-name="T2">]</text:span></text:p>
      <text:h text:style-name="P16" text:outline-level="2">The if Statement</text:h>
      <text:p text:style-name="P5">Yet another thing our programs so far have not been able to do is change their behaviour based on certain conditions. More simply put, we want to be able to specify that our programs should execute one set of statements under certain conditions, and under other conditions those statements should be ignored. Now as always, we smart humans can come up with dozens of ways of specifying conditions;</text:p>
      <text:list xml:id="list757604197838139036" text:style-name="L1">
        <text:list-item>
          <text:p text:style-name="P10"><text:span text:style-name="Emphasis"><text:span text:style-name="T10">If</text:span></text:span><text:span text:style-name="T2"> it's raining, don't go out</text:span></text:p>
        </text:list-item>
        <text:list-item>
          <text:p text:style-name="P10"><text:span text:style-name="T2">Turn left </text:span><text:span text:style-name="Emphasis"><text:span text:style-name="T10">at</text:span></text:span><text:span text:style-name="T2"> the </text:span><text:span text:style-name="Emphasis"><text:span text:style-name="T10">third</text:span></text:span><text:span text:style-name="T2"> set of traffic lights</text:span></text:p>
        </text:list-item>
        <text:list-item>
          <text:p text:style-name="P10"><text:span text:style-name="Emphasis"><text:span text:style-name="T10">When</text:span></text:span><text:span text:style-name="T2"> the train arrives ...</text:span></text:p>
        </text:list-item>
      </text:list>
      <text:p text:style-name="P3"><text:span text:style-name="T2">Computers however are not so smart, and decidedly less flexible. In general a computer is aware of two, and only two, conditions: </text:span><text:span text:style-name="Strong_20_Emphasis"><text:span text:style-name="T2">True</text:span></text:span><text:span text:style-name="T2"> and </text:span><text:span text:style-name="Strong_20_Emphasis"><text:span text:style-name="T2">False</text:span></text:span><text:span text:style-name="T2">. Now if your mind immediately leaps back to one of the five basic types of variables available in python, namely boolean, then congratulations, you're thinking like a programmer already!</text:span></text:p>
      <text:p text:style-name="P3"><text:span text:style-name="T2">In addition to computers only being aware of two conditions, programming languages generally have very few ways of determining what those conditions are and acting upon them. Python specifically has three methods, the most prevalent of which is the </text:span><text:a xlink:type="simple" xlink:href="http://docs.python.org/ref/if.html"><text:span text:style-name="T7">if statement</text:span></text:a><text:span text:style-name="T2">. Put the following in a file called 'second.py':</text:span></text:p>
      <text:p text:style-name="P17">x = raw_input("Enter a number: ")</text:p>
      <text:p text:style-name="P17">if x &gt; '3':</text:p>
      <text:p text:style-name="P18"><text:s text:c="4"/><text:span text:style-name="T1">print "You entered", x</text:span></text:p>
      <text:p text:style-name="P18"><text:s text:c="4"/><text:span text:style-name="T1">print "'x' is larger than 3"</text:span></text:p>
      <text:p text:style-name="P3"><text:span text:style-name="T2">Now run your program using </text:span><text:span text:style-name="Source_20_Text"><text:span text:style-name="T9">python second.py</text:span></text:span><text:span text:style-name="T2"> and enter '2' when prompted.</text:span></text:p>
      <text:p text:style-name="P17"><text:soft-page-break/>sirlark@hephaestus ~/scratch $ python second.py </text:p>
      <text:p text:style-name="P17">Enter a number: 2</text:p>
      <text:p text:style-name="P3"><text:span text:style-name="T2">Hmmmm! Why didn't our print statements execute? If, as we believe, the program executes from top to bottom, the print statements should have been executed. Obviously, that </text:span><text:span text:style-name="Source_20_Text"><text:span text:style-name="T9">if x &gt; '3':</text:span></text:span><text:span text:style-name="T2"> is doing something we are unaware of, so let's experiment a little more. Run the program again, but this time enter '5' at the prompt.</text:span></text:p>
      <text:p text:style-name="P17">sirlark@hephaestus ~/scratch $ python second.py </text:p>
      <text:p text:style-name="P17">Enter a number: 5</text:p>
      <text:p text:style-name="P17">You entered 5</text:p>
      <text:p text:style-name="P17">'x' is larger than 3</text:p>
      <text:p text:style-name="P5">Okay! Our program just acted differently based on the input we gave it, or rather, based on the conditions determined by the input. Looking back at the last three lines of our program, there's a lot of new stuff in there that needs explanation, so we'll break it down. The if statement takes the format:</text:p>
      <text:p text:style-name="P17">if &lt;expression&gt;:</text:p>
      <text:p text:style-name="P18"><text:s text:c="4"/><text:span text:style-name="T1">statement</text:span></text:p>
      <text:p text:style-name="P18"><text:s text:c="4"/><text:span text:style-name="T1">statement</text:span></text:p>
      <text:p text:style-name="P18"><text:s text:c="4"/><text:span text:style-name="T1">...</text:span></text:p>
      <text:p text:style-name="P3"><text:span text:style-name="T2">What 'if' does, is check whether the expression provided has a value of </text:span><text:span text:style-name="Emphasis"><text:span text:style-name="T10">True</text:span></text:span><text:span text:style-name="T2">, and if so, the statement immediately following is executed, otherwise it is not executed. Now you might be thinking, how can a number be true or false? Well if we look carefully at our expression </text:span><text:span text:style-name="Source_20_Text"><text:span text:style-name="T9">x &gt; '3'</text:span></text:span><text:span text:style-name="T2"> we see that we have in fact made a logical proposition. We propose that the value of 'x' is greater than 3. The if statement checks whether the </text:span><text:span text:style-name="Strong_20_Emphasis"><text:span text:style-name="T2">proposition</text:span></text:span><text:span text:style-name="T2">, often also called a </text:span><text:span text:style-name="Strong_20_Emphasis"><text:span text:style-name="T2">boolean expression</text:span></text:span><text:span text:style-name="T2"> (in reference to the type of its value), is true and acts accordingly. Propositions are simply specialised forms of expressions that have a value of either </text:span><text:span text:style-name="Emphasis"><text:span text:style-name="T10">True</text:span></text:span><text:span text:style-name="T2"> or </text:span><text:span text:style-name="Emphasis"><text:span text:style-name="T10">False</text:span></text:span><text:span text:style-name="T2">.</text:span></text:p>
      <text:p text:style-name="P3"><text:span text:style-name="T2">'True' and 'False' are special words to python, known as </text:span><text:span text:style-name="Strong_20_Emphasis"><text:span text:style-name="T2">reserved words</text:span></text:span><text:span text:style-name="T2">, meaning they have been reserved for a particular purpose. </text:span><text:soft-page-break/><text:span text:style-name="T2">Other reserved words we have encountered include 'print', and 'if'. The complete list of python's reserved words can be found </text:span><text:a xlink:type="simple" xlink:href="http://docs.python.org/ref/keywords.html"><text:span text:style-name="T7">here</text:span></text:a><text:span text:style-name="T2">.</text:span></text:p>
      <text:p text:style-name="P3"><text:span text:style-name="T2">Note that when forming our proposition we used a specific operator, the greater than sign ('&gt;'). When forming propositions we can use a specific set of operators, called </text:span><text:span text:style-name="Strong_20_Emphasis"><text:span text:style-name="T2">comparison operators</text:span></text:span><text:span text:style-name="T2">. If both 'a' and 'b' are expressions of any type:</text:span></text:p>
      <text:list xml:id="list1379134123268279687" text:style-name="L2">
        <text:list-item>
          <text:p text:style-name="P11"><text:span text:style-name="Source_20_Text"><text:span text:style-name="T9">a == b</text:span></text:span><text:span text:style-name="T2"> proposes Equivalence. Is 'a' equal to 'b'? </text:span><text:span text:style-name="Strong_20_Emphasis"><text:span text:style-name="T2">Note the double equals</text:span></text:span><text:span text:style-name="T2">. In python '=' means assignment, and '==' means 'is equal to'.</text:span></text:p>
        </text:list-item>
        <text:list-item>
          <text:p text:style-name="P11"><text:span text:style-name="Source_20_Text"><text:span text:style-name="T9">a != b</text:span></text:span><text:span text:style-name="T2"> proposes Non-equivalence. Is 'a' not equal to 'b'?</text:span></text:p>
        </text:list-item>
        <text:list-item>
          <text:p text:style-name="P11"><text:span text:style-name="Source_20_Text"><text:span text:style-name="T9">a &lt; b</text:span></text:span><text:span text:style-name="T2"> proposes Less Than. Is 'a' less than 'b'?</text:span></text:p>
        </text:list-item>
        <text:list-item>
          <text:p text:style-name="P11"><text:span text:style-name="Source_20_Text"><text:span text:style-name="T9">a &gt; b</text:span></text:span><text:span text:style-name="T2"> proposes Greater Than. Is 'a' greater than 'b'?</text:span></text:p>
        </text:list-item>
        <text:list-item>
          <text:p text:style-name="P11"><text:span text:style-name="Source_20_Text"><text:span text:style-name="T9">a &lt;= b</text:span></text:span><text:span text:style-name="T2"> proposes Less Than OR Equal To. Is 'a' less than or equal to 'b'?</text:span></text:p>
        </text:list-item>
        <text:list-item>
          <text:p text:style-name="P11"><text:span text:style-name="Source_20_Text"><text:span text:style-name="T9">a &gt;= b</text:span></text:span><text:span text:style-name="T2"> proposes Greater Than OR Equal To. Is 'a' greater than or equal to 'b'?</text:span></text:p>
        </text:list-item>
        <text:list-item>
          <text:p text:style-name="P11"><text:span text:style-name="Source_20_Text"><text:span text:style-name="T9">a in b</text:span></text:span><text:span text:style-name="T2"> proposes that the </text:span><text:span text:style-name="Strong_20_Emphasis"><text:span text:style-name="T2">string</text:span></text:span><text:span text:style-name="T2"> a is a substring of, i.e. exists </text:span><text:span text:style-name="Strong_20_Emphasis"><text:span text:style-name="T2">in</text:span></text:span><text:span text:style-name="T2">side, the </text:span><text:span text:style-name="Strong_20_Emphasis"><text:span text:style-name="T2">string</text:span></text:span><text:span text:style-name="T2"> 'b'.</text:span></text:p>
        </text:list-item>
      </text:list>
      <text:p text:style-name="P3"><text:span text:style-name="T2">Propositions, being expressions themselves, follow the usual rules for composition of expressions. This means that we can have an expression, </text:span><text:span text:style-name="Source_20_Text"><text:span text:style-name="T9">(x &gt; 3) == (y &lt; 4)</text:span></text:span><text:span text:style-name="T2">, in which we have two propositions 'x &gt; 3' and 'y &lt; 4' which have been composed into the total expression. The entire proposition is true only if both the sub-propositions have the same truth value at the time the expression is evaluated.</text:span></text:p>
      <text:p text:style-name="P3"><text:span text:style-name="T2">Theoretically we could use arithmetic operators to compose propositions in the same way we do arithmetic expressions, as in </text:span><text:span text:style-name="Source_20_Text"><text:span text:style-name="T9">(x == 3) + (y == 4)</text:span></text:span><text:span text:style-name="T2">. But in practice this doesn't work, as the arithmetic operators promote the truth values to integers, where True is 1 and False is 0. So what we actually get is</text:span></text:p>
      <text:p text:style-name="P17">&gt;&gt;&gt; x = 3</text:p>
      <text:p text:style-name="P17">&gt;&gt;&gt; y = 4</text:p>
      <text:p text:style-name="P17"><text:soft-page-break/>&gt;&gt;&gt; (x == 3) + (y == 4)</text:p>
      <text:p text:style-name="P17">2</text:p>
      <text:p text:style-name="P17">&gt;&gt;&gt;</text:p>
      <text:p text:style-name="P3"><text:span text:style-name="T2">Instead we must use </text:span><text:span text:style-name="Strong_20_Emphasis"><text:span text:style-name="T2">logical operators</text:span></text:span><text:span text:style-name="T2">, also known as </text:span><text:span text:style-name="Strong_20_Emphasis"><text:span text:style-name="T2">boolean operators</text:span></text:span><text:span text:style-name="T2">, to compose propositions. There are only three logical operators, listed below. If 'expr1' and 'expr2' are both propositions:</text:span></text:p>
      <text:list xml:id="list1574599937960479085" text:style-name="L3">
        <text:list-item>
          <text:p text:style-name="P12"><text:span text:style-name="Source_20_Text"><text:span text:style-name="T9">expr1 and expr2</text:span></text:span><text:span text:style-name="T2"> is True if both 'expr1' </text:span><text:span text:style-name="Strong_20_Emphasis"><text:span text:style-name="T2">and</text:span></text:span><text:span text:style-name="T2"> 'expr2' are True when the proposition is evaluated.</text:span></text:p>
        </text:list-item>
        <text:list-item>
          <text:p text:style-name="P12"><text:span text:style-name="Source_20_Text"><text:span text:style-name="T9">expr1 or expr2</text:span></text:span><text:span text:style-name="T2"> is True if either 'expr1' </text:span><text:span text:style-name="Strong_20_Emphasis"><text:span text:style-name="T2">or</text:span></text:span><text:span text:style-name="T2"> 'expr2' are True when the proposition is evaluated.</text:span></text:p>
        </text:list-item>
        <text:list-item>
          <text:p text:style-name="P12"><text:span text:style-name="Source_20_Text"><text:span text:style-name="T9">not expr1</text:span></text:span><text:span text:style-name="T2"> is True if 'expr1' is False, and </text:span><text:span text:style-name="T5">vice versa</text:span><text:span text:style-name="T2">.</text:span></text:p>
        </text:list-item>
      </text:list>
      <text:p text:style-name="P5">Using these logical operators we are now able to express very detailed and precise conditions to be checked by the if statement. Taking our previously expressed English examples:</text:p>
      <text:list xml:id="list5171503534228249670" text:style-name="L4">
        <text:list-item>
          <text:p text:style-name="P13"><text:span text:style-name="Emphasis"><text:span text:style-name="T10">If</text:span></text:span><text:span text:style-name="T2"> it's raining, don't go out</text:span></text:p>
        </text:list-item>
        <text:list-item>
          <text:p text:style-name="P13"><text:span text:style-name="T2">Turn left </text:span><text:span text:style-name="Emphasis"><text:span text:style-name="T10">at</text:span></text:span><text:span text:style-name="T2"> the </text:span><text:span text:style-name="Emphasis"><text:span text:style-name="T10">third</text:span></text:span><text:span text:style-name="T2"> set of traffic lights</text:span></text:p>
        </text:list-item>
        <text:list-item>
          <text:p text:style-name="P13"><text:span text:style-name="Emphasis"><text:span text:style-name="T10">When</text:span></text:span><text:span text:style-name="T2"> the train arrives ...</text:span></text:p>
        </text:list-item>
      </text:list>
      <text:p text:style-name="P5">We can now express them in python as follows</text:p>
      <text:p text:style-name="P17">if weather == 'raining':</text:p>
      <text:p text:style-name="P18"><text:s text:c="4"/><text:span text:style-name="T1">pass #don't go out</text:span></text:p>
      <text:p text:style-name="P17">if (num_traffic_lights_passed == 2) and (location_type == 'traffic lights'):</text:p>
      <text:p text:style-name="P18"><text:s text:c="4"/><text:span text:style-name="T1">pass #turn left</text:span></text:p>
      <text:p text:style-name="P3"><text:span text:style-name="T2">Hmmm, we still don't have a good way to express 'when', but we'll get there. In the meanwhile, note the statement </text:span><text:span text:style-name="Source_20_Text"><text:span text:style-name="T9">pass</text:span></text:span><text:span text:style-name="T2">. Pass is another reserved word in python, and means quite simply 'do nothing'. We need it because 'if statements' </text:span><text:span text:style-name="Strong_20_Emphasis"><text:span text:style-name="T2">require</text:span></text:span><text:span text:style-name="T2"> a statement to execute if the expression they evaluate is True.</text:span></text:p>
      <text:h text:style-name="P21" text:outline-level="3">Pitfalls in Translation</text:h>
      <text:p text:style-name="P5">We need to be aware of some common pitfalls that we will encounter when translating English language logic (forgive the <text:soft-page-break/>oxymoron) into mathematical or computer logic. Examine the following examples:</text:p>
      <text:list xml:id="list2403564155179275502" text:style-name="L5">
        <text:list-item>
          <text:p text:style-name="P6">English: If both first name and surname are blank<text:line-break/><text:span text:style-name="T12">Wrong: if firstname and surname == '' </text:span><text:line-break/><text:span text:style-name="T13">Correct: if (firstname == '') and (surname == '')</text:span></text:p>
        </text:list-item>
        <text:list-item>
          <text:p text:style-name="P6">English: If the premises contain more than 3 persons and no children or pets<text:line-break/><text:span text:style-name="T12">Wrong: if adults &gt; 3 and children or pets = 0 </text:span><text:line-break/><text:span text:style-name="T13">Correct: if ((persons &gt; 3) and (children = 0)) or (pets &gt; 0)</text:span></text:p>
        </text:list-item>
        <text:list-item>
          <text:p text:style-name="P6">English: If the type is not 5 or 6<text:line-break/><text:span text:style-name="T12">Wrong: if type != 5 or 6 </text:span><text:line-break/><text:span text:style-name="T13">Correct: if type != 5 and type != 6</text:span></text:p>
        </text:list-item>
      </text:list>
      <text:p text:style-name="P3"><text:span text:style-name="T2">Note that all expressions in python have a truth value. In general, any expression with a non-zero value is considered to be true. Specifically; 0, the empty string (''), None, and empty sequences or containers (we'll cover these later) are all considered False. Every other value for an expression is true. This actually means that expressions such as </text:span><text:span text:style-name="Source_20_Text"><text:span text:style-name="T9">(x &gt; 3) and (7)</text:span></text:span><text:span text:style-name="T2"> are valid as propositions, and in fact are often meaningful too, especially when checking for non-zero or non-empty variables. It does however mean that the wrong examples listed above are valid code but evaluate to something totally different from what we want.</text:span></text:p>
      <text:p text:style-name="P3"><text:span text:style-name="T2">Check out the </text:span><text:a xlink:type="simple" xlink:href="http://docs.python.org/ref/Booleans.html"><text:span text:style-name="T7">python documentation page on boolean operators</text:span></text:a><text:span text:style-name="T2"> for more detailed information.</text:span></text:p>
      <text:h text:style-name="P16" text:outline-level="2">Executing Multiple Statements Conditionally</text:h>
      <text:p text:style-name="P2"><text:span text:style-name="T3">What 'if' does, is check whether the expression provided has a value of </text:span><text:span text:style-name="Emphasis"><text:span text:style-name="T11">True</text:span></text:span><text:span text:style-name="T3">, and if so, the statement immediately following is executed, otherwise it is not executed.</text:span></text:p>
      <text:p text:style-name="P3"><text:span text:style-name="T2">Examining what we said previously, we notice nasty phrases like 'the statement', indicating one, singular, statement. However, most of the time we actually want to execute a number of statements under certain conditions, and none of those statements if the aforementioned conditions are not met. Python, like most programming languages, provides us with the ability to group </text:span><text:soft-page-break/><text:span text:style-name="T2">collections of statements into </text:span><text:span text:style-name="Strong_20_Emphasis"><text:span text:style-name="T2">blocks</text:span></text:span><text:span text:style-name="T2">, much like composition of expressions. Such blocks can be treated as a single statement for the purposes of if statements, and others we will encounter soon.</text:span></text:p>
      <text:p text:style-name="P3"><text:span text:style-name="T2">Unlike most other languages python allows us to specify blocks using </text:span><text:span text:style-name="Strong_20_Emphasis"><text:span text:style-name="T2">indentation</text:span></text:span><text:span text:style-name="T2">. Lines of code that have the same indentation are considered to be members of the same block. Blocks can also be </text:span><text:span text:style-name="Strong_20_Emphasis"><text:span text:style-name="T2">nested</text:span></text:span><text:span text:style-name="T2"> inside one another, such lines constituting inner blocks are also members of their encompassing outer blocks. This is best illustrated using an example. (line numbers are not part of the code)</text:span></text:p>
      <text:p text:style-name="P18"><text:s text:c="2"/><text:span text:style-name="T1">1: #this program takes three numbers as input, and counts how many of</text:span></text:p>
      <text:p text:style-name="P18"><text:s text:c="2"/><text:span text:style-name="T1">2: #those numbers is even, and how many even numbers are negative</text:span></text:p>
      <text:p text:style-name="P18"><text:s text:c="2"/><text:span text:style-name="T1">3: #if an even number is entered, if it is negative, a message is printed</text:span></text:p>
      <text:p text:style-name="P18"><text:s text:c="2"/><text:span text:style-name="T1">4: </text:span></text:p>
      <text:p text:style-name="P18"><text:s text:c="2"/><text:span text:style-name="T1">5: #set the counts for even and negative to 0</text:span></text:p>
      <text:p text:style-name="P18"><text:s text:c="2"/><text:span text:style-name="T1">6: even = 0</text:span></text:p>
      <text:p text:style-name="P18"><text:s text:c="2"/><text:span text:style-name="T1">7: negative = 0</text:span></text:p>
      <text:p text:style-name="P18"><text:s text:c="2"/><text:span text:style-name="T1">8: </text:span></text:p>
      <text:p text:style-name="P18"><text:s text:c="2"/><text:span text:style-name="T1">9: #get the first number</text:span></text:p>
      <text:p text:style-name="P18"><text:s/><text:span text:style-name="T1">10: first = int(raw_input("Enter the first number: "))</text:span></text:p>
      <text:p text:style-name="P18"><text:s/><text:span text:style-name="T1">11: if first % 2 == 0:</text:span></text:p>
      <text:p text:style-name="P18"><text:s/><text:span text:style-name="T1">12: <text:s text:c="4"/>print "The first number is even"</text:span></text:p>
      <text:p text:style-name="P18"><text:s/><text:span text:style-name="T1">13: <text:s text:c="4"/>even = even + 1</text:span></text:p>
      <text:p text:style-name="P18"><text:s/><text:span text:style-name="T1">14: <text:s text:c="4"/>if first &lt; 0:</text:span></text:p>
      <text:p text:style-name="P18"><text:s/><text:span text:style-name="T1">15: <text:s text:c="8"/>print "The first number is negative"</text:span></text:p>
      <text:p text:style-name="P18"><text:s/><text:span text:style-name="T1">16: <text:s text:c="8"/>negative = negative + 1</text:span></text:p>
      <text:p text:style-name="P18"><text:s/><text:span text:style-name="T1">17: </text:span></text:p>
      <text:p text:style-name="P18"><text:s/><text:span text:style-name="T1">18: #get the second number</text:span></text:p>
      <text:p text:style-name="P18"><text:s/><text:span text:style-name="T1">19: second = int(raw_input("Enter the second number: "))</text:span></text:p>
      <text:p text:style-name="P18"><text:soft-page-break/><text:s/><text:span text:style-name="T1">20: if second % 2 == 0:</text:span></text:p>
      <text:p text:style-name="P18"><text:s/><text:span text:style-name="T1">21: <text:s text:c="4"/>print "The second number is even"</text:span></text:p>
      <text:p text:style-name="P18"><text:s/><text:span text:style-name="T1">22: <text:s text:c="4"/>even = even + 1</text:span></text:p>
      <text:p text:style-name="P18"><text:s/><text:span text:style-name="T1">23: <text:s text:c="4"/>if second &lt; 0:</text:span></text:p>
      <text:p text:style-name="P18"><text:s/><text:span text:style-name="T1">24: <text:s text:c="8"/>print "The second number is negative"</text:span></text:p>
      <text:p text:style-name="P18"><text:s/><text:span text:style-name="T1">25: <text:s text:c="8"/>negative = negative + 1</text:span></text:p>
      <text:p text:style-name="P18"><text:s/><text:span text:style-name="T1">26: </text:span></text:p>
      <text:p text:style-name="P18"><text:s/><text:span text:style-name="T1">27: #get the third number</text:span></text:p>
      <text:p text:style-name="P18"><text:s/><text:span text:style-name="T1">28: third = int(raw_input("Enter the third number: "))</text:span></text:p>
      <text:p text:style-name="P18"><text:s/><text:span text:style-name="T1">29: if third % 2 == 0:</text:span></text:p>
      <text:p text:style-name="P18"><text:s/><text:span text:style-name="T1">30: <text:s text:c="4"/>print "The third number is even"</text:span></text:p>
      <text:p text:style-name="P18"><text:s/><text:span text:style-name="T1">31: <text:s text:c="4"/>even = even + 1</text:span></text:p>
      <text:p text:style-name="P18"><text:s/><text:span text:style-name="T1">32: <text:s text:c="4"/>if third &lt; 0:</text:span></text:p>
      <text:p text:style-name="P18"><text:s/><text:span text:style-name="T1">33: <text:s text:c="8"/>print "The third number is negative"</text:span></text:p>
      <text:p text:style-name="P18"><text:s/><text:span text:style-name="T1">34: <text:s text:c="8"/>negative = negative + 1</text:span></text:p>
      <text:p text:style-name="P18"><text:s/><text:span text:style-name="T1">35: </text:span></text:p>
      <text:p text:style-name="P18"><text:s/><text:span text:style-name="T1">36: print "There were", even, "even numbers and", negative, "negative numbers"</text:span></text:p>
      <text:p text:style-name="P5">Running this program and giving the numbers 2, -4, and 7 as input produces</text:p>
      <text:p text:style-name="P17">sirlark@hephaestus ~/scratch $ python illus.py </text:p>
      <text:p text:style-name="P17">Enter the first number: 2</text:p>
      <text:p text:style-name="P17">The first number is even</text:p>
      <text:p text:style-name="P17">Enter the second number: -4</text:p>
      <text:p text:style-name="P17">The second number is even</text:p>
      <text:p text:style-name="P17">The second number is negative</text:p>
      <text:p text:style-name="P17">Enter the third number: 7</text:p>
      <text:p text:style-name="P17">There were 2 even numbers and 1 negative numbers</text:p>
      <text:p text:style-name="P3"><text:span text:style-name="T2">Firstly, let's get the indentation and nesting thing out of the way. Looking at lines 12 through to 16 we see they are more indented than the if statement on line 11. Thus these lines form a block of </text:span><text:soft-page-break/><text:span text:style-name="T2">statements. Since this block is immediately after an if statement, all the statements in the block will only be executed if the if statement's expression is True. For the first number we gave as input (2), this is the case, so we start executing the block. When we get to line 14 we encounter a second if statement. This second if statement is </text:span><text:span text:style-name="Strong_20_Emphasis"><text:span text:style-name="T2">nested</text:span></text:span><text:span text:style-name="T2"> inside the first, because it will only be executed if the outer if statement (line 11) has an expression that evaluates to True. Lines 15 and 16 form a </text:span><text:span text:style-name="Strong_20_Emphasis"><text:span text:style-name="T2">nested block</text:span></text:span><text:span text:style-name="T2">, but are not executed because 2 is not negative, or more specifically because 2 is not less than 0. Conversely, lines 24 and 25 will be executed because -4 is less than 0.</text:span></text:p>
      <text:p text:style-name="P3"><text:span text:style-name="T2">Despite the fact that this example is an order of magnitude larger than any previous examples, there are only two new things. The first being indentation and nesting, the second being the use of </text:span><text:span text:style-name="Source_20_Text"><text:span text:style-name="T9">int()</text:span></text:span><text:span text:style-name="T2"> around our raw_input functions. Remember that raw_input() returns a string. So even if the user types in 2, raw_input() returns not 2 but the string '2'. Strings and numbers don't really play nice together, especially when they're being compared to one another, so we need to convert the string into an integer. This is known as </text:span><text:span text:style-name="Strong_20_Emphasis"><text:span text:style-name="T2">type casting</text:span></text:span><text:span text:style-name="T2"> or </text:span><text:span text:style-name="Strong_20_Emphasis"><text:span text:style-name="T2">coercion</text:span></text:span><text:span text:style-name="T2">. We can do it for any basic python type ...</text:span></text:p>
      <text:p text:style-name="P17">&gt;&gt;&gt; float("3.1415")</text:p>
      <text:p text:style-name="P17">3.1415</text:p>
      <text:p text:style-name="P17">&gt;&gt;&gt; str(143)</text:p>
      <text:p text:style-name="P17">'143'</text:p>
      <text:p text:style-name="P17">&gt;&gt;&gt; bool(None)</text:p>
      <text:p text:style-name="P17">False</text:p>
      <text:p text:style-name="P17">&gt;&gt;&gt; bool(-1)</text:p>
      <text:p text:style-name="P17">True</text:p>
      <text:p text:style-name="P17">&gt;&gt;&gt;</text:p>
      <text:h text:style-name="P16" text:outline-level="2">Specifying Execution Code for Alternate Conditions</text:h>
      <text:p text:style-name="P3"><text:span text:style-name="T2">So now we have a handle on basic if statements, we come up against the next hurdle. If our condition isn't met, our if block statements simply aren't executed. But what if we want </text:span><text:soft-page-break/><text:span text:style-name="T2">something </text:span><text:span text:style-name="Strong_20_Emphasis"><text:span text:style-name="T2">else</text:span></text:span><text:span text:style-name="T2"> executed instead of nothing when the condition isn't met. Enter the if ... else statement.</text:span></text:p>
      <text:p text:style-name="P17">1: first = int(raw_input("Enter a number: "))</text:p>
      <text:p text:style-name="P17">2: if first % 2 == 0:</text:p>
      <text:p text:style-name="P17">3: <text:s text:c="4"/>print first, "is even"</text:p>
      <text:p text:style-name="P17">4: else:</text:p>
      <text:p text:style-name="P17">5: <text:s text:c="4"/>print first, "is odd"</text:p>
      <text:p text:style-name="P3"><text:span text:style-name="T2">Now, if 'first' is not even, the program will print a message saying it is odd, instead of doing nothing. The indentation is of key importance here again. Note that 'else' is at the same indentation level as the 'if' and is also followed by a colon (':'). The statement to be executed if 'first' is not even, on line 5, is known as the </text:span><text:span text:style-name="Strong_20_Emphasis"><text:span text:style-name="T2">else clause</text:span></text:span><text:span text:style-name="T2">, as the statement on line 3 is known as the </text:span><text:span text:style-name="Strong_20_Emphasis"><text:span text:style-name="T2">if clause</text:span></text:span><text:span text:style-name="T2">.</text:span></text:p>
      <text:p text:style-name="P5">Finally we have to deal with the case where things are not as clear cut, not so black and white.</text:p>
      <text:p text:style-name="P18"><text:s/><text:span text:style-name="T1">1: colour = raw_input("Enter the name of a colour: ")</text:span></text:p>
      <text:p text:style-name="P18"><text:s/><text:span text:style-name="T1">2: if colour == "Red":</text:span></text:p>
      <text:p text:style-name="P18"><text:s/><text:span text:style-name="T1">3: <text:s text:c="4"/>print "Red is a primary colour"</text:span></text:p>
      <text:p text:style-name="P18"><text:s/><text:span text:style-name="T1">4: elif colour == "Green":</text:span></text:p>
      <text:p text:style-name="P18"><text:s/><text:span text:style-name="T1">5: <text:s text:c="4"/>print "Green is a primary colour"</text:span></text:p>
      <text:p text:style-name="P18"><text:s/><text:span text:style-name="T1">6: elif colour == "Blue":</text:span></text:p>
      <text:p text:style-name="P18"><text:s/><text:span text:style-name="T1">7: <text:s text:c="4"/>print "Blue is a primary colour"</text:span></text:p>
      <text:p text:style-name="P18"><text:s/><text:span text:style-name="T1">8: else:</text:span></text:p>
      <text:p text:style-name="P18"><text:s/><text:span text:style-name="T1">9: <text:s text:c="4"/>print colour, "is not a primary Colour"</text:span></text:p>
      <text:p text:style-name="P5">Running this a couple of with various inputs we get</text:p>
      <text:p text:style-name="P17">sirlark@hephaestus ~/scratch $ python illus.py </text:p>
      <text:p text:style-name="P17">Enter the name of a colour: Red</text:p>
      <text:p text:style-name="P17">Red is a primary colour</text:p>
      <text:p text:style-name="P17">sirlark@hephaestus ~/scratch $ python illus.py </text:p>
      <text:p text:style-name="P17">Enter the name of a colour: Green</text:p>
      <text:p text:style-name="P17">Green is a primary colour</text:p>
      <text:p text:style-name="P17"><text:soft-page-break/>sirlark@hephaestus ~/scratch $ python illus.py </text:p>
      <text:p text:style-name="P17">Enter the name of a colour: blue</text:p>
      <text:p text:style-name="P17">blue is not a primary Colour</text:p>
      <text:p text:style-name="P17">sirlark@hephaestus ~/scratch $</text:p>
      <text:p text:style-name="P3"><text:span text:style-name="T2">The first run things happen as expected; We get to line 2, the value of colour is </text:span><text:span text:style-name="Emphasis"><text:span text:style-name="T10">Red</text:span></text:span><text:span text:style-name="T2">, the expression for the if statement is True, we execute line 3 ... and then the program finishes! This is because line 4 is not part of the block constituting line 2's if clause, because it has a lower indentation level. Also line's 4, 6 and 8 are all still part of the same if statement. Let's look at the second run a little more closely to see what happens.</text:span></text:p>
      <text:p text:style-name="P3"><text:span text:style-name="T2">We get to line 2, the value of colour is </text:span><text:span text:style-name="Emphasis"><text:span text:style-name="T10">Green</text:span></text:span><text:span text:style-name="T2">. </text:span><text:span text:style-name="Emphasis"><text:span text:style-name="T10">Green</text:span></text:span><text:span text:style-name="T2"> is not equal to </text:span><text:span text:style-name="Emphasis"><text:span text:style-name="T10">Red</text:span></text:span><text:span text:style-name="T2">, so we don't execute line 3. Instead we jump to the else ... hang on! What is 'elif'? 'elif' is short for 'else if' and allows one to set up alternate conditions if earlier conditions haven't been met. So we get to the 'elif' on line 4. </text:span><text:span text:style-name="Emphasis"><text:span text:style-name="T10">Green</text:span></text:span><text:span text:style-name="T2"> is </text:span><text:span text:style-name="Emphasis"><text:span text:style-name="T10">Green</text:span></text:span><text:span text:style-name="T2"> so we execute line 5.</text:span></text:p>
      <text:p text:style-name="P5">The third run illustrates nicely that in fact strings in python are case sensitive too. Not just the language, but the data we manipulate with it is considered case sensitive. 'Blue' and 'blue' are different strings.</text:p>
      <text:h text:style-name="P16" text:outline-level="2">Formal Summary</text:h>
      <text:list xml:id="list8763602572278726154" text:style-name="L6">
        <text:list-item>
          <text:p text:style-name="P7">raw_input is a function that returns a string containing text the user has entered at the keyboard. The enter key or newline ('\n') is not returned.</text:p>
        </text:list-item>
        <text:list-item>
          <text:p text:style-name="P7">Functions are defined collections of statements that are given a name.</text:p>
        </text:list-item>
        <text:list-item>
          <text:p text:style-name="P7">Calling a function is as simple as using the function's name followed immediately by open and close round brackets.</text:p>
        </text:list-item>
        <text:list-item>
          <text:p text:style-name="P7">Some functions take parameters, being the input data the function will work on. Parameters are specified in between the round brackets of a function call, in the form of a comma separated list of expressions.</text:p>
        </text:list-item>
        <text:list-item>
          <text:p text:style-name="P7">Functions, despite being collections of statements without <text:soft-page-break/>values, return a value, and as such can be considered expressions when called.</text:p>
        </text:list-item>
        <text:list-item>
          <text:p text:style-name="P7">The 'if statement' is used to execute certain statements only if certain conditions are true when the 'if statement' is executed.</text:p>
        </text:list-item>
        <text:list-item>
          <text:p text:style-name="P7">Conditions are specified using propositions, i.e. expressions that have a value of either True or False.</text:p>
        </text:list-item>
        <text:list-item>
          <text:p text:style-name="P7">Propositions are expressions and can be composed using other expressions combined with logical operators.</text:p>
        </text:list-item>
        <text:list-item>
          <text:p text:style-name="P7">'If statements' can specify alternative conditions and the code to execute under those conditions using 'elif'.</text:p>
        </text:list-item>
        <text:list-item>
          <text:p text:style-name="P7">'If statements' can specify what to execute if none of the conditions specified are true using 'else'.</text:p>
        </text:list-item>
        <text:list-item>
          <text:p text:style-name="P7">The complete syntax of the if statement follows, where sections enclosed in square braces are optional.</text:p>
        </text:list-item>
      </text:list>
      <text:p text:style-name="P19">if &lt;expression&gt;:</text:p>
      <text:p text:style-name="P20"><text:s text:c="4"/><text:span text:style-name="T1">statement</text:span></text:p>
      <text:p text:style-name="P20"><text:s text:c="4"/><text:span text:style-name="T1">statement</text:span></text:p>
      <text:p text:style-name="P20"><text:s text:c="4"/><text:span text:style-name="T1">...</text:span></text:p>
      <text:p text:style-name="P19">[elif &lt;expression&gt;:</text:p>
      <text:p text:style-name="P20"><text:s text:c="4"/><text:span text:style-name="T1">statement</text:span></text:p>
      <text:p text:style-name="P20"><text:s text:c="4"/><text:span text:style-name="T1">statement</text:span></text:p>
      <text:p text:style-name="P20"><text:s text:c="4"/><text:span text:style-name="T1">...]</text:span></text:p>
      <text:p text:style-name="P19">[elif &lt;expression&gt;:</text:p>
      <text:p text:style-name="P20"><text:s text:c="4"/><text:span text:style-name="T1">statement</text:span></text:p>
      <text:p text:style-name="P20"><text:s text:c="4"/><text:span text:style-name="T1">statement</text:span></text:p>
      <text:p text:style-name="P20"><text:s text:c="4"/><text:span text:style-name="T1">...]</text:span></text:p>
      <text:p text:style-name="P19">[...]</text:p>
      <text:p text:style-name="P19">[else:</text:p>
      <text:p text:style-name="P20"><text:s text:c="4"/><text:span text:style-name="T1">statement</text:span></text:p>
      <text:p text:style-name="P20"><text:s text:c="4"/><text:span text:style-name="T1">statement</text:span></text:p>
      <text:p text:style-name="P20"><text:soft-page-break/><text:s text:c="4"/><text:span text:style-name="T1">...]</text:span></text:p>
      <text:h text:style-name="P16" text:outline-level="2">Exercises</text:h>
      <text:list xml:id="list3261681334966812091" text:style-name="L7">
        <text:list-item>
          <text:p text:style-name="P14"><text:span text:style-name="T2">What is an example condition to check whether a number </text:span><text:span text:style-name="Emphasis"><text:span text:style-name="T10">x</text:span></text:span><text:span text:style-name="T2"> is divisible by some other number </text:span><text:span text:style-name="Emphasis"><text:span text:style-name="T10">y</text:span></text:span><text:span text:style-name="T2">?</text:span></text:p>
        </text:list-item>
        <text:list-item>
          <text:p text:style-name="P8">Given the English phrase, "If you're not on the VIP list or the staff list, you can't come in.", write down an equivalent python condition.</text:p>
        </text:list-item>
        <text:list-item>
          <text:p text:style-name="P8">Is 1 == '1'? Why?</text:p>
        </text:list-item>
        <text:list-item>
          <text:p text:style-name="P8">Write a program that asks the user to enter two numbers. If the second number is not zero, print the quotient of the two numbers, otherwise print a message to the effect of not being able to divide by zero.</text:p>
        </text:list-item>
        <text:list-item>
          <text:p text:style-name="P8">Write a program that asks the user to enter 5 numbers, and prints the smallest number entered.</text:p>
        </text:list-item>
        <text:list-item>
          <text:p text:style-name="P8">Write a program that asks the user to enter 5 numbers, and prints the largest number entered.</text:p>
        </text:list-item>
        <text:list-item>
          <text:p text:style-name="P8">Write a program that asks the user to enter 5 numbers, and prints their average.</text:p>
        </text:list-item>
        <text:list-item>
          <text:p text:style-name="P8">Write a program that asks the user to enter a four digit year, and prints out whether that year is a leap year or not. Hint: Look up 'leap year' on Wikipedia for the definition of a leap year, and work from there.</text:p>
        </text:list-item>
        <text:list-item>
          <text:p text:style-name="P8">Write a program that asks the user for a phrase, and checks whether the first letter of the phrase is a capital letter. Tell the user their punctuation is bad if it isn't. Hint: you can use the 'in' operator on strings, e.g.</text:p>
        </text:list-item>
      </text:list>
      <text:p text:style-name="P17">if c in 'acgt':</text:p>
      <text:p text:style-name="P18"><text:s text:c="4"/><text:span text:style-name="T1">print c, 'is a nucleotide base'</text:span></text:p>
      <text:list xml:id="list7070256921417939130" text:style-name="L8">
        <text:list-item>
          <text:p text:style-name="P9">Write a program that asks the user to enter 3 names, then outputs them sorted alphabetically.</text:p>
        </text:list-item>
        <text:list-item>
          <text:p text:style-name="P9">Write a program that asks the user to enter a number, then prints out all the numbers from 1 to 10 by which the entered <text:soft-page-break/>number is divisible.</text:p>
        </text:list-item>
      </text:list>
      <text:p text:style-name="P4"><text:span text:style-name="T2">[</text:span><text:a xlink:type="simple" xlink:href="http://www.cbio.uct.ac.za/~gustavo/Lectures/Python/James/basic_input.html"><text:span text:style-name="T6">Prev: Basic Input</text:span></text:a><text:span text:style-name="T2">] [</text:span><text:a xlink:type="simple" xlink:href="http://www.cbio.uct.ac.za/~gustavo/Lectures/Python/James/index.html"><text:span text:style-name="T6">Course Outline</text:span></text:a><text:span text:style-name="T2">] [</text:span><text:a xlink:type="simple" xlink:href="http://www.cbio.uct.ac.za/~gustavo/Lectures/Python/James/while_loops.html"><text:span text:style-name="T6">Next: Flow Control: Conditional Loops</text:span></text:a><text:span text:style-name="T2">]</text:span></text:p>
      <text:p text:style-name="P2"><text:span text:style-name="T4">Copyright © James Dominy 2007-2008; Released under the </text:span><text:a xlink:type="simple" xlink:href="http://www.gnu.org/copyleft/fdl.html"><text:span text:style-name="T7">GNU Free Documentation License</text:span></text:a><text:span text:style-name="T4"><text:line-break/></text:span><text:a xlink:type="simple" xlink:href="http://www.cbio.uct.ac.za/~gustavo/Lectures/Python/James/intropython.tar.gz"><text:span text:style-name="T8">Download the tarball</text:span></text:a></text:p>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mic Sans MS" svg:font-family="'Comic Sans MS', sans-serif"/>
    <style:font-face style:name="Courier New" svg:font-family="'Courier New', monospace"/>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19:13:51.412204676</meta:creation-date>
    <dc:date>2015-03-22T19:14:33.047329176</dc:date>
    <meta:editing-duration>P0D</meta:editing-duration>
    <meta:editing-cycles>1</meta:editing-cycles>
    <meta:document-statistic meta:table-count="0" meta:image-count="0" meta:object-count="0" meta:page-count="13" meta:paragraph-count="202" meta:word-count="3113" meta:character-count="17501" meta:non-whitespace-character-count="14373"/>
    <meta:generator>LibreOffice/4.2.7.2$Linux_X86_64 LibreOffice_project/420m0$Build-2</meta:generator>
  </office:meta>
</office:document-meta>
</file>